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Renderer.encodeAjax( FacesContext context , UIComponent 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Renderer.applyExtraStyle( FacesContext facesContext , UIInputBase input , String curren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Renderer.decode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Renderer.prepareRender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Renderer.encodeEnd( FacesContext facesContext , UIComponent compon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72">
            <text:p text:style-name="Table_20_Contents"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